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ocusWidge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ocusWidget</text:h>
                    <text:list>
                        <text:list-item>
                            <text:h text:style-name="Heading_20_2" text:outline-level="2">Description</text:h>
                        </text:list-item>
                    </text:list>
                </text:list-item>
            </text:list>

            <text:p text:style-name="Standard">Puts widget in focus.</text:p>

            
                <text:list xml:id="list_FocusWidget2" text:continue-numbering="true" text:continue-list="list_FocusWidge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ocusWidget5" text:continue-numbering="true" text:style-name="Outline">
                                                <text:list-item>
                                                    <text:list>
                                                        <text:list-item>
                                                            <text:list>
                                                                <text:list-item>
                                                                    <text:h text:style-name="Heading_20_3" text:outline-level="3">
                                                                        Widget
                                                                        <text:s text:c="4"/>
                                                                        <text:span text:style-name="T2">EXPRESSION (widget)</text:span>
                                                                    </text:h>
                                                                </text:list-item>
                                                            </text:list>
                                                        </text:list-item>
                                                    </text:list>
                                                </text:list-item>
                                            </text:list>
                                            <text:p text:style-name="Standard">Reference to the a widget. See <text:span text:style-name="backtick">Output widget handle</text:span> property to find out how to obtain this referenc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ocusWidget6" text:continue-numbering="true" text:continue-list="list_FocusWidge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ocusWidget7" text:continue-numbering="true" text:continue-list="list_FocusWidge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ocusWidget8" text:continue-numbering="true" text:continue-list="list_FocusWidge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ocusWidget9" text:continue-numbering="true" text:continue-list="list_FocusWidge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ocusWidget10" text:continue-numbering="true" text:continue-list="list_FocusWidge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ocusWidget3" text:continue-numbering="true" text:continue-list="list_FocusWidget2" text:style-name="Outline">
                    <text:list-item>
                        <text:list>
                            <text:list-item>
                                <text:h text:style-name="Heading_20_2" text:outline-level="2">Inputs</text:h>
                            </text:list-item>
                        </text:list>
                    </text:list-item>
                </text:list>

                
                            <text:list xml:id="list_FocusWidget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ocusWidget4" text:continue-numbering="true" text:continue-list="list_FocusWidget3" text:style-name="Outline">
                    <text:list-item>
                        <text:list>
                            <text:list-item>
                                <text:h text:style-name="Heading_20_2" text:outline-level="2">Outputs</text:h>
                            </text:list-item>
                        </text:list>
                    </text:list-item>
                </text:list>

                
                            <text:list xml:id="list_FocusWidge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